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786cm" svg:y="0.313c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6.658cm" svg:y="10.943cm">
            <draw:object draw:notify-on-update-of-ranges="Sheet1.A25:Sheet1.A25 Sheet1.A26:Sheet1.A35 Sheet1.B25:Sheet1.B25 Sheet1.B26:Sheet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418946" calcext:value-type="float">
            <text:p>65.418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.652349" calcext:value-type="float">
            <text:p>63.652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599602" calcext:value-type="float">
            <text:p>62.599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.546723" calcext:value-type="float">
            <text:p>62.5467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.624502" calcext:value-type="float">
            <text:p>62.6245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.574701" calcext:value-type="float">
            <text:p>62.5747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.605879" calcext:value-type="float">
            <text:p>62.605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.615193" calcext:value-type="float">
            <text:p>62.615193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581054" calcext:value-type="float">
            <text:p>34.581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347651" calcext:value-type="float">
            <text:p>36.347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400398" calcext:value-type="float">
            <text:p>37.4003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453277" calcext:value-type="float">
            <text:p>37.4532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375498" calcext:value-type="float">
            <text:p>37.3754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425299" calcext:value-type="float">
            <text:p>37.4252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394121" calcext:value-type="float">
            <text:p>37.3941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384807" calcext:value-type="float">
            <text:p>37.384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1:23.523870625</meta:creation-date>
    <meta:generator>LibreOffice/6.4.7.2$Linux_X86_64 LibreOffice_project/40$Build-2</meta:generator>
    <dc:date>2022-10-10T11:53:55.331365491</dc:date>
    <meta:editing-duration>PT18M55S</meta:editing-duration>
    <meta:editing-cycles>1</meta:editing-cycles>
    <meta:document-statistic meta:table-count="1" meta:cell-count="4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Sheet1.A1:Sheet1.B11" chart:data-source-has-labels="row" svg:x="0.32cm" svg:y="0.18cm" svg:width="13.302cm" svg:height="8.64cm">
          <chartooo:coordinate-region svg:x="0.941cm" svg:y="0.379cm" svg:width="12.2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D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65.418946">
                <text:p>65.418946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3.652349">
                <text:p>63.65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2.599602">
                <text:p>62.59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2.546723">
                <text:p>62.546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2.624502">
                <text:p>62.624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2.574701">
                <text:p>62.574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2.605879">
                <text:p>62.605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2.615193">
                <text:p>62.615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93cm" svg:y="4.204cm" style:legend-expansion="high" chart:style-name="ch2"/>
        <chart:plot-area chart:style-name="ch3" table:cell-range-address="Sheet1.A25:Sheet1.B35" chart:data-source-has-labels="row" svg:x="0.319cm" svg:y="0.18cm" svg:width="13.355cm" svg:height="8.646cm">
          <chartooo:coordinate-region svg:x="0.94cm" svg:y="0.379cm" svg:width="12.45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5" chart:label-cell-address="Sheet1.B25:Sheet1.B25" chart:class="chart:scatter">
            <chart:domain table:cell-range-address="Sheet1.A26:Sheet1.A3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R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6:Sheet1.A35</svg:desc>
                </draw:g>
              </table:table-cell>
              <table:table-cell office:value-type="float" office:value="34.581054">
                <text:p>34.581054</text:p>
                <draw:g>
                  <svg:desc>Sheet1.B26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6.347651">
                <text:p>36.347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7.400398">
                <text:p>37.400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7.453277">
                <text:p>37.453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7.375498">
                <text:p>37.375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7.425299">
                <text:p>37.425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7.394121">
                <text:p>37.394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7.384807">
                <text:p>37.384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